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638e" officeooo:paragraph-rsid="0011638e"/>
    </style:style>
    <style:style style:name="P2" style:family="paragraph" style:parent-style-name="Standard">
      <style:text-properties officeooo:rsid="00124fdb" officeooo:paragraph-rsid="00124fdb"/>
    </style:style>
    <style:style style:name="P3" style:family="paragraph" style:parent-style-name="Standard">
      <style:text-properties style:text-underline-style="solid" style:text-underline-width="auto" style:text-underline-color="font-color" officeooo:rsid="00124fdb" officeooo:paragraph-rsid="00124fdb"/>
    </style:style>
    <style:style style:name="P4" style:family="paragraph" style:parent-style-name="Standard">
      <style:text-properties style:text-underline-style="solid" style:text-underline-width="auto" style:text-underline-color="font-color" officeooo:rsid="0011638e" officeooo:paragraph-rsid="0011638e"/>
    </style:style>
    <style:style style:name="P5" style:family="paragraph" style:parent-style-name="Standard">
      <style:text-properties officeooo:rsid="00141c7e" officeooo:paragraph-rsid="00141c7e"/>
    </style:style>
    <style:style style:name="P6" style:family="paragraph" style:parent-style-name="Standard">
      <style:text-properties officeooo:rsid="00161b48" officeooo:paragraph-rsid="00161b48"/>
    </style:style>
    <style:style style:name="T1" style:family="text">
      <style:text-properties officeooo:rsid="00124fdb"/>
    </style:style>
    <style:style style:name="T2" style:family="text">
      <style:text-properties officeooo:rsid="001c51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e que nous n'avons pas respecte m<text:span text:style-name="T1">ais c’est pas grave </text:span>:</text:p>
      <text:p text:style-name="P1">Un operateur peut avoir deux arites chez nous : le - par exemple permet d'ecrire -3 ou 3-3</text:p>
      <text:p text:style-name="P2">La ligne d’opérande n’est pas evulue des que l’utilisateur tape sur + / - / * / / ou $ mais uniquement quand il appuie sur ENTER. Cela est volontaire et, de notre point de vue, rend l’utilisation plus intuitiv.</text:p>
      <text:p text:style-name="P2">Normalement, si la commande rentrée n’est pas valide, on ne doit pas vider la ligne de commande</text:p>
      <text:p text:style-name="P2"/>
      <text:p text:style-name="P3">Ce que nous n’avons pas respecte et que nous devons changer :</text:p>
      <text:p text:style-name="P2">Normalement on est pas oblige de mettre un espace devant un opérateur. Ex : 3 3+</text:p>
      <text:p text:style-name="P1">L’<text:span text:style-name="T1">opérateur STO est à l’envers. On tape X1 36 STO mais l’ennonce demande 36 X1 STO</text:span></text:p>
      <text:p text:style-name="P1"/>
      <text:p text:style-name="P3">Ce qui n’est pas fait :</text:p>
      <text:p text:style-name="P2">La fenetre edit prog</text:p>
      <text:p text:style-name="P2">La fenetre edit var</text:p>
      <text:p text:style-name="P2">Litterale programme</text:p>
      <text:p text:style-name="P2">Opérateur racine carre qui doit etre capable de renvoyer un complexe</text:p>
      <text:p text:style-name="P2">Operateur OP →<text:span text:style-name="T2"> Paragraphe 1.4.3 du sujet</text:span></text:p>
      <text:p text:style-name="P5">Operateur de pile : DUP DROP SWAP LASTOP LASTARGS UNDO REDO CLEAR</text:p>
      <text:p text:style-name="P5">Operateur IFT</text:p>
      <text:p text:style-name="P5">Verifier que lorsqu’on tape STO, on n’essaye pas de changer le sens d’un operateur existant</text:p>
      <text:p text:style-name="P6">Bouton UNDO REDO</text:p>
      <text:p text:style-name="P6"/>
      <text:p text:style-name="P2"/>
      <text:p text:style-name="P2">Si on tape un atome dans la ligne de commande :</text:p>
      <text:p text:style-name="P2">- Si il correspond à un programme, on evalue le programme et on l’empi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31:09.247425273</meta:creation-date>
    <dc:date>2016-06-08T14:09:42.417694916</dc:date>
    <meta:editing-duration>PT8M56S</meta:editing-duration>
    <meta:editing-cycles>9</meta:editing-cycles>
    <meta:generator>LibreOffice/5.1.3.2$Linux_X86_64 LibreOffice_project/10m0$Build-2</meta:generator>
    <meta:document-statistic meta:table-count="0" meta:image-count="0" meta:object-count="0" meta:page-count="1" meta:paragraph-count="19" meta:word-count="221" meta:character-count="1166" meta:non-whitespace-character-count="964"/>
  </office:meta>
</office:document-meta>
</file>